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d98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d98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d98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d98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d98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d98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d98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d98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d98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d98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d98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d98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d98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d98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d98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d98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d98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Vania Isabella Jauregui Yendi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9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648665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Vasny Rafael Jauregui Rodri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228898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0.38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4" meta:non-whitespace-character-count="1006"/>
    <meta:template xlink:type="simple" xlink:actuate="onRequest" xlink:title="Normal" xlink:href=""/>
  </office:meta>
</office:document-meta>
</file>